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1.11111mm" fo:page-width="141.1111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e200" draw:opacity="100.0%" draw:stroke="solid" svg:stroke-color="#000000" draw:stroke-linejoin="round" svg:stroke-opacity="100.0%" svg:stroke-width="2.6458333mm"/>
    </style:style>
    <style:style style:family="graphic" style:name="style-3">
      <style:graphic-properties draw:fill="solid" draw:fill-color="#ffffff" draw:opacity="100.0%" draw:opacity-name="gradient-1" draw:stroke="none"/>
    </style:style>
    <style:style style:family="graphic" style:name="style-4">
      <style:graphic-properties draw:fill="solid" draw:fill-color="#442400" draw:opacity="100.0%" draw:stroke="none"/>
    </style:style>
    <style:style style:family="graphic" style:name="style-5">
      <style:graphic-properties draw:fill="solid" draw:fill-color="#442400" draw:opacity="100.0%" draw:stroke="none"/>
    </style:style>
    <style:style style:family="graphic" style:name="style-6">
      <style:graphic-properties draw:fill="gradient" draw:fill-gradient-name="gradient-2" draw:opacity="100.0%" draw:opacity-name="gradient-3" draw:stroke="none"/>
    </style:style>
  </office:automatic-styles>
  <office:body>
    <office:drawing>
      <draw:page draw:master-page-name="Default" draw:name="page1" draw:style-name="DP1">
        <draw:g draw:id="svg1">
          <draw:g draw:id="g845">
            <draw:path svg:d="M 9487.423 671.5873 C 8991.329 208.56647 10314.246 -122.162674 10479.61 43.2019 C 10744.194 175.49356 10248.101 274.7123 10281.173 506.22272 C 10314.246 737.7331 10281.173 1961.4309 10545.757 2027.5768 C 10810.34 2093.7227 11141.069 2325.233 11141.069 2655.9622 C 11967.892 4706.483 8726.746 10328.879 1053.8298 7517.6807 C 921.53815 7418.462 193.93402 6591.639 61.64236 6393.2017 C -4.5034695 6161.691 -103.72221 5599.4517 293.15277 5401.014 C 3699.663 4508.0454 7635.34 6260.9097 9421.277 2259.0872 C 9718.934 1564.556 9487.423 671.5873 9487.423 671.5873 z" svg:height="82.89245mm" draw:style-name="style-2" svg:viewBox="0.0 0.0 11266.7295 8289.245" svg:width="112.66729mm" svg:x="7.9825344mm" svg:y="18.088814mm"/>
            <draw:path svg:d="M 0.0 3505.729 L 66.14583 3174.9998 C 2513.5415 2248.9583 7044.531 4200.2603 9227.344 0.0 C 8135.937 2976.5623 6217.708 4795.5728 0.0 3505.729 z" svg:height="39.26473mm" draw:style-name="style-3" svg:viewBox="0.0 0.0 9227.344 3926.473" svg:width="92.27343mm" svg:x="11.5755205mm" svg:y="41.67187mm"/>
            <draw:path svg:d="M 0.0 501.24402 C 77.11658 35.56731 770.26624 23.05455 964.2644 0.0 C 1281.3735 41.442074 554.5139 567.38983 0.0 501.24402 z" svg:height="5.0698967mm" draw:style-name="style-4" svg:viewBox="0.0 0.0 1041.4602 506.9897" svg:width="10.414602mm" svg:x="102.169556mm" svg:y="18.571527mm"/>
            <draw:path svg:d="M 14.029949 806.62463 C -10.647363 320.58926 -35.32488 160.29463 245.37927 0.0 C 367.53186 183.22847 344.5978 750.6187 14.029949 806.62463 z" svg:height="8.066247mm" draw:style-name="style-5" svg:viewBox="0.0 0.0 313.35266 806.62463" svg:width="3.1335268mm" svg:x="8.463293mm" svg:y="72.66903mm"/>
            <draw:path svg:d="M 0.0 5324.7393 C 5787.7603 6779.9478 7752.0376 3125.4705 8102.8643 2248.9583 C 8698.177 1190.6249 8334.375 0.0 8334.375 0.0 C 8301.302 3571.8748 4564.0625 6449.2183 0.0 5324.7393 z" svg:height="56.63218mm" draw:style-name="style-6" svg:viewBox="0.0 0.0 8444.425 5663.218" svg:width="84.444244mm" svg:x="35.38802mm" svg:y="43.65624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1042" draw:border="43.28756%" draw:display-name="gradient-1" draw:end="0.0%" draw:name="gradient-1" draw:start="52.49999761581421%" draw:style="linear"/>
    <draw:gradient draw:angle="900" draw:border="6.9304863E-15%" draw:display-name="gradient-2" draw:end-color="#5f0e00" draw:name="gradient-2" draw:start-color="#ffffff" draw:style="linear"/>
    <draw:opacity draw:angle="900" draw:border="6.9304863E-15%" draw:display-name="gradient-3" draw:end="41.66666567325592%" draw:name="gradient-3" draw:start="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1.11111mm" fo:page-width="141.1111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